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margin-left="2.501cm" fo:margin-right="0cm" fo:text-align="start" style:justify-single-word="false" fo:text-indent="-0.635cm" style:auto-text-indent="false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Text_20_body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Text_20_body" style:list-style-name="L1">
      <style:paragraph-properties fo:text-align="start" style:justify-single-word="false"/>
    </style:style>
    <style:style style:name="P8" style:family="paragraph" style:parent-style-name="Text_20_body" style:list-style-name="L3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Text_20_body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Text_20_body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Text_20_body" style:list-style-name="L1">
      <style:paragraph-properties fo:margin-left="2.501cm" fo:margin-right="0cm" fo:text-align="start" style:justify-single-word="false" fo:text-indent="-0.635cm" style:auto-text-indent="false"/>
    </style:style>
    <style:style style:name="P13" style:family="paragraph" style:parent-style-name="Text_20_body" style:list-style-name="L1">
      <style:paragraph-properties fo:margin-left="2.501cm" fo:margin-right="0cm" fo:text-align="start" style:justify-single-word="false" fo:text-indent="-0.635cm" style:auto-text-indent="false"/>
      <style:text-properties fo:font-weight="normal" style:font-weight-asian="normal" style:font-weight-complex="normal"/>
    </style:style>
    <style:style style:name="P14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USE CASE DIAGRAM</text:h>
      <text:p text:style-name="P1"/>
      <text:list xml:id="list693893221" text:style-name="L1">
        <text:list-header>
          <text:p text:style-name="P6">ACTORS</text:p>
          <text:p text:style-name="P6"><text:s text:c="2"/><text:span text:style-name="T2">The system has only one actor:</text:span></text:p>
          <text:list>
            <text:list-header>
              <text:p text:style-name="P7">1. <text:span text:style-name="T1">Player</text:span></text:p>
              <text:p text:style-name="P7"><text:s text:c="4"/>Player is the actor who starts the system and controls the game flow including all features of the game.</text:p>
            </text:list-header>
          </text:list>
        </text:list-header>
      </text:list>
      <text:p text:style-name="P2"/>
      <text:p text:style-name="P2"/>
      <text:p text:style-name="P2"><text:tab/><text:span text:style-name="T1">IDENTIFICATION OF ACTORS<text:tab/></text:span></text:p>
      <text:list xml:id="list1651214560" text:continue-numbering="true" text:style-name="L1">
        <text:list-item>
          <text:list>
            <text:list-item>
              <text:p text:style-name="P12">Actor can use the system</text:p>
            </text:list-item>
            <text:list-item>
              <text:p text:style-name="P12">Actor can <text:span text:style-name="T2">select menu</text:span></text:p>
            </text:list-item>
            <text:list-item>
              <text:p text:style-name="P13">Actor can show game screen</text:p>
            </text:list-item>
            <text:list-item>
              <text:p text:style-name="P12"><text:span text:style-name="T2">Actor can show standings</text:span> </text:p>
            </text:list-item>
            <text:list-item>
              <text:p text:style-name="P12">Actor can go to training menu</text:p>
            </text:list-item>
            <text:list-item>
              <text:p text:style-name="P12">Actor can go to team menu</text:p>
            </text:list-item>
            <text:list-item>
              <text:p text:style-name="P12">Actor can go to fixture menu</text:p>
            </text:list-item>
            <text:list-item>
              <text:p text:style-name="P12">Actor can go to transfer menu</text:p>
            </text:list-item>
            <text:list-item>
              <text:p text:style-name="P12">Actor can go to match menu</text:p>
            </text:list-item>
          </text:list>
        </text:list-item>
      </text:list>
      <text:p text:style-name="P4"/>
      <text:p text:style-name="P4"/>
      <text:p text:style-name="P5"><text:tab/><text:span text:style-name="T1">USE CASE</text:span></text:p>
      <text:list xml:id="list1239415483" text:style-name="L2">
        <text:list-item>
          <text:p text:style-name="P10">Select Menu</text:p>
        </text:list-item>
        <text:list-item>
          <text:p text:style-name="P10">Show Game Screen</text:p>
        </text:list-item>
        <text:list-item>
          <text:p text:style-name="P10">Shows Standings</text:p>
        </text:list-item>
        <text:list-item>
          <text:p text:style-name="P10">Go to Training Menu</text:p>
        </text:list-item>
        <text:list-item>
          <text:p text:style-name="P10">Go to Team Menu</text:p>
        </text:list-item>
        <text:list-item>
          <text:p text:style-name="P10">Go to Fixture Menu</text:p>
        </text:list-item>
        <text:list-item>
          <text:p text:style-name="P10">Go to Transfer Menu</text:p>
        </text:list-item>
        <text:list-item>
          <text:p text:style-name="P10">Go to Match Menu</text:p>
        </text:list-item>
      </text:list>
      <text:p text:style-name="P3"><text:tab/></text:p>
      <text:list xml:id="list842597242" text:style-name="L3">
        <text:list-item>
          <text:p text:style-name="P8"><text:span text:style-name="T1">Select Menu</text:span><text:span text:style-name="T2"><text:line-break/>1.a)</text:span><text:span text:style-name="T4">Unique Name:</text:span><text:span text:style-name="T2"> Select Menu<text:line-break/>1.b) </text:span><text:span text:style-name="T4">Participating Actor:</text:span><text:span text:style-name="T2"> Player<text:line-break/>1.c) </text:span><text:span text:style-name="T4">Entry Condition:</text:span><text:span text:style-name="T2"> Player must execute the game<text:line-break/>1.d) </text:span><text:span text:style-name="T4">Exit Condition:</text:span><text:span text:style-name="T2"> Player must make a menu choice<text:line-break/>1.e) </text:span><text:span text:style-name="T4">Flow Event:</text:span><text:span text:style-name="T2"> <text:line-break/> - Player makes a menu choice<text:line-break/></text:span><text:soft-page-break/><text:span text:style-name="T2"> - <text:s/>The window belongs the choice is opened or the action is performed<text:line-break/>1.f) </text:span><text:span text:style-name="T4">Special requirements:</text:span><text:span text:style-name="T2"> None. </text:span></text:p>
          <text:p text:style-name="P11"/>
        </text:list-item>
        <text:list-item>
          <text:p text:style-name="P11"><text:s/><text:span text:style-name="T1">Show Game Screen</text:span><text:line-break/>2.a)<text:span text:style-name="T3">Unique Name:</text:span> Show game screen<text:line-break/>2.b) <text:span text:style-name="T3">Participating Actor:</text:span> Player<text:line-break/>2.c) <text:span text:style-name="T3">Entry Condition:</text:span> Start new game or load a saved game<text:line-break/>2.d) <text:span text:style-name="T3">Exit Condition:</text:span> Make an in-game choice<text:line-break/>2.e) <text:span text:style-name="T3">Flow Event:</text:span> <text:line-break/> - Player makes an in-game choice</text:p>
          <text:p text:style-name="P11"><text:s/>- The window belongs the choice is opened (e.g. Standings, Training Menu, Team Menu, Fixture Menu, Transfer Menu, Match Menu)<text:line-break/>2.f) <text:span text:style-name="T3">Special requirements:</text:span> None. </text:p>
        </text:list-item>
      </text:list>
      <text:p text:style-name="P3"/>
      <text:list xml:id="list1480043702" text:continue-numbering="true" text:style-name="L3">
        <text:list-item>
          <text:p text:style-name="P11"><text:s/><text:span text:style-name="T1">Show Standings</text:span><text:line-break/>3.a)<text:span text:style-name="T3">Unique Name:</text:span> Show standings<text:line-break/>3.b) <text:span text:style-name="T3">Participating Actor:</text:span> Player<text:line-break/>3.c) <text:span text:style-name="T3">Entry Condition:</text:span> Click “Standings” button on Game Screen<text:line-break/>3.d) <text:span text:style-name="T3">Exit Condition:</text:span> Click “Return to Game Screen” button.<text:line-break/>3.e) <text:span text:style-name="T3">Flow Event:</text:span> <text:line-break/> - Player clicks “Standings” button</text:p>
          <text:p text:style-name="P11"><text:s/>- Team Standings is displayed to the Player by default</text:p>
        </text:list-item>
      </text:list>
      <text:p text:style-name="P3"><text:tab/><text:tab/> - Wrestler Standings (for each weight) can be displayed according to player choice</text:p>
      <text:list xml:id="list51013397" text:continue-numbering="true" text:style-name="L3">
        <text:list-header>
          <text:p text:style-name="P11"><text:s/>- Returns to Game Screen when the button is pressed.<text:line-break/>3.f) <text:span text:style-name="T3">Special requirements:</text:span> None. </text:p>
          <text:p text:style-name="P11"/>
        </text:list-header>
        <text:list-item>
          <text:p text:style-name="P11"><text:s/><text:span text:style-name="T1">Show Training Menu</text:span><text:line-break/>4.a)<text:span text:style-name="T3">Unique Name:</text:span> Show training menu<text:line-break/>4.b) <text:span text:style-name="T3">Participating Actor:</text:span> Player<text:line-break/>4.c) <text:span text:style-name="T3">Entry Condition:</text:span> Click “Training” button on Game Screen<text:line-break/>4.d) <text:span text:style-name="T3">Exit Condition:</text:span> Click “Return to Game Screen” button.<text:line-break/>4.e) <text:span text:style-name="T3">Flow Event:</text:span> <text:line-break/> - Player clicks “Training” button</text:p>
          <text:p text:style-name="P11">- Current training programs for each wrestler are fetched from database.</text:p>
          <text:p text:style-name="P11"><text:s/>- Player decides a training program for each wrestler of his/her team.</text:p>
          <text:p text:style-name="P11"><text:s/>- Wrestler attributes are updated according to previous trainings and works.</text:p>
          <text:p text:style-name="P11"><text:s/>- Returns to Game Screen when the button is pressed.<text:line-break/>4.f) <text:span text:style-name="T3">Special requirements:</text:span> None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0T13:51:06</meta:creation-date>
    <dc:date>2013-05-21T11:14:46</dc:date>
    <meta:editing-duration>PT1H16M43S</meta:editing-duration>
    <meta:editing-cycles>9</meta:editing-cycles>
    <meta:generator>LibreOffice/3.5$Linux_x86 LibreOffice_project/350m1$Build-2</meta:generator>
    <dc:creator>yusuf </dc:creator>
    <meta:document-statistic meta:table-count="0" meta:image-count="0" meta:object-count="0" meta:page-count="2" meta:paragraph-count="37" meta:word-count="407" meta:character-count="2388" meta:non-whitespace-character-count="2001"/>
  </office:meta>
</office:document-meta>
</file>